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255" officeooo:paragraph-rsid="00167fd5"/>
    </style:style>
    <style:style style:name="P2" style:family="paragraph" style:parent-style-name="Standard">
      <style:text-properties officeooo:rsid="00167fd5" officeooo:paragraph-rsid="00167fd5"/>
    </style:style>
    <style:style style:name="P3" style:family="paragraph" style:parent-style-name="Standard">
      <style:text-properties officeooo:rsid="0018bc77" officeooo:paragraph-rsid="0018bc77"/>
    </style:style>
    <style:style style:name="T1" style:family="text">
      <style:text-properties officeooo:rsid="00167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 skelettgehalt: es sollten immer die werte angegeben werden, da die klassen mit dem wichitgen grenzwert 60 schlecht umgehen....<text:span text:style-name="T1">bei kf-wert und auch anderen wird bei skelett über 60% abgeändert, bei skelett_klasse gibt es diese Grenz aber nicht</text:span></text:p>
      <text:p text:style-name="P1"/>
      <text:p text:style-name="P1"/>
      <text:p text:style-name="P2">Ad Auflagehumusböden: sind zur zeit nicht für Funktionberwertung zu verwenden da nur humus </text:p>
      <text:p text:style-name="P3"/>
      <text:p text:style-name="P3">ad gruendigkeit; IMMER vom kartierer anzugeben, ansonst werden die abfragen gemacht und im notfall 100 cm genomme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7-02-13T11:00:31.223715663</meta:creation-date>
    <dc:date>2017-02-13T12:03:42.361076511</dc:date>
    <dc:creator>fabs </dc:creator>
    <meta:editing-duration>PT1H1M56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67" meta:character-count="450" meta:non-whitespace-character-count="385"/>
  </office:meta>
</office:document-meta>
</file>